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textarea-horizontal-align="justify" draw:textarea-vertical-align="middle" draw:auto-grow-height="false" fo:min-height="0.212cm" fo:min-width="0.212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12cm" fo:min-width="0.2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0000"/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0cm" svg:y="0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163cm" svg:height="0.262cm" svg:x="8.618cm" svg:y="14.582cm" svg:viewBox="0 0 164 263" svg:d="M42 234h122v29h-164v-29c20-21 54-56 54-56 34-35 43-45 43-45 18-19 24-32 24-32 7-13 7-26 7-26 0-20-14-33-14-33-16-13-39-13-39-13-16 0-34 6-34 6-18 6-39 17-39 17v-35c21-8 39-13 39-13 18-4 34-4 34-4 40 0 64 20 64 20 24 20 24 53 24 53 0 16-6 30-6 30-6 14-21 34-21 34-5 5-28 30-28 30-24 24-66 67-66 67z">
          <text:p/>
        </draw:path>
        <draw:path draw:style-name="gr2" draw:text-style-name="P2" draw:layer="layout" svg:width="0.188cm" svg:height="0.258cm" svg:x="16.67cm" svg:y="14.586cm" svg:viewBox="0 0 189 259" svg:d="M118 31l-89 137h89zM108 0h44v168h37v30h-37v61h-34v-61h-118v-34z">
          <text:p/>
        </draw:path>
        <draw:polygon draw:style-name="gr2" draw:text-style-name="P2" draw:layer="layout" svg:width="0.154cm" svg:height="0.258cm" svg:x="4.583cm" svg:y="14.586cm" svg:viewBox="0 0 155 259" draw:points="5,230 63,230 63,32 0,44 0,13 62,0 98,0 98,230 155,230 155,259 5,259">
          <text:p/>
        </draw:polygon>
        <draw:path draw:style-name="gr2" draw:text-style-name="P2" draw:layer="layout" svg:width="0.169cm" svg:height="0.267cm" svg:x="12.653cm" svg:y="14.582cm" svg:viewBox="0 0 170 268" svg:d="M118 123c24 5 38 22 38 22 14 17 14 43 14 43 0 38-26 59-26 59-26 21-75 21-75 21-16 0-34-4-34-4-17-3-35-9-35-9v-34c15 9 32 13 32 13 17 5 36 5 36 5 33 0 51-13 51-13 17-13 17-38 17-38 0-24-16-36-16-36-17-13-45-13-45-13h-31v-29h32c26 0 40-10 40-10 14-11 14-30 14-30 0-19-14-30-14-30-15-11-41-11-41-11-15 0-31 3-31 3-17 3-36 10-36 10v-31c20-6 37-8 37-8 17-3 32-3 32-3 41 0 64 18 64 18 23 18 23 49 23 49 0 21-12 36-12 36-12 14-34 20-34 20z">
          <text:p/>
        </draw:path>
        <draw:path draw:style-name="gr2" draw:text-style-name="P2" draw:layer="layout" svg:width="0.488cm" svg:height="0.267cm" svg:x="2.407cm" svg:y="14.582cm" svg:viewBox="0 0 489 268" svg:d="M89 27c-27 0-40 27-40 27-14 26-14 79-14 79 0 54 14 81 14 81 13 26 40 26 40 26 28 0 41-26 41-26 14-27 14-81 14-81 0-53-14-79-14-79-13-27-41-27-41-27zM89 0c44 0 66 34 66 34 23 34 23 99 23 99 0 66-23 101-23 101-22 34-66 34-66 34-43 0-66-34-66-34-23-35-23-101-23-101 0-65 23-99 23-99 23-34 66-34 66-34zM226 219h37v44h-37zM334 4h136v30h-104v63c7-3 15-4 15-4 7-1 15-1 15-1 43 0 68 23 68 23 25 24 25 64 25 64 0 43-26 66-26 66-25 23-73 23-73 23-16 0-32-3-32-3-17-3-35-8-35-8v-35c16 8 32 12 32 12 17 5 35 5 35 5 30 0 47-16 47-16 17-16 17-44 17-44 0-26-17-42-17-42-17-16-47-16-47-16-14 0-28 3-28 3-14 3-28 10-28 10z">
          <text:p/>
        </draw:path>
        <draw:path draw:style-name="gr2" draw:text-style-name="P2" draw:layer="layout" svg:width="0.472cm" svg:height="0.263cm" svg:x="6.442cm" svg:y="14.586cm" svg:viewBox="0 0 473 264" svg:d="M5 230h57v-198l-62 12v-31l62-13h35v230h56v29h-148zM211 214h36v45h-36zM317 0h138v30h-106v63c8-3 15-4 15-4 8-1 15-1 15-1 44 0 69 23 69 23 25 24 25 64 25 64 0 43-25 66-25 66-26 23-74 23-74 23-16 0-33-3-33-3-17-3-35-8-35-8v-35c16 8 33 12 33 12 16 5 34 5 34 5 31 0 48-16 48-16 18-17 18-44 18-44 0-26-18-42-18-42-17-16-48-16-48-16-14 0-28 3-28 3-14 3-28 10-28 10z">
          <text:p/>
        </draw:path>
        <draw:path draw:style-name="gr2" draw:text-style-name="P2" draw:layer="layout" svg:width="0.485cm" svg:height="0.267cm" svg:x="10.477cm" svg:y="14.582cm" svg:viewBox="0 0 486 268" svg:d="M42 234h121v29h-163v-29c20-21 54-57 54-57 34-34 43-44 43-44 17-19 23-32 23-32 7-13 7-26 7-26 0-20-15-33-15-33-14-13-37-13-37-13-17 0-34 6-34 6-18 6-39 17-39 17v-35c21-8 39-13 39-13 18-4 33-4 33-4 40 0 64 20 64 20 24 20 24 53 24 53 0 16-6 30-6 30-6 14-22 34-22 34-4 5-27 29-27 29-23 25-65 68-65 68zM223 219h37v44h-37zM330 4h137v30h-105v63c7-3 15-4 15-4 7-1 15-1 15-1 43 0 69 23 69 23 25 24 25 64 25 64 0 43-26 66-26 66-26 23-74 23-74 23-16 0-32-3-32-3-17-3-35-8-35-8v-35c16 8 32 12 32 12 17 5 35 5 35 5 30 0 47-16 47-16 18-16 18-44 18-44 0-26-18-42-18-42-17-16-47-16-47-16-14 0-28 3-28 3-14 3-28 10-28 10z">
          <text:p/>
        </draw:path>
        <draw:path draw:style-name="gr2" draw:text-style-name="P2" draw:layer="layout" svg:width="0.484cm" svg:height="0.267cm" svg:x="14.512cm" svg:y="14.582cm" svg:viewBox="0 0 485 268" svg:d="M116 123c25 5 39 22 39 22 14 17 14 43 14 43 0 38-26 59-26 59-26 21-75 21-75 21-16 0-33-4-33-4-17-3-35-9-35-9v-34c14 9 32 13 32 13 17 5 36 5 36 5 32 0 49-13 49-13 17-13 17-38 17-38 0-24-16-36-16-36-16-13-44-13-44-13h-30v-29h31c26 0 40-10 40-10 13-11 13-30 13-30 0-19-14-30-14-30-14-11-40-11-40-11-14 0-31 3-31 3-16 3-35 10-35 10v-31c19-6 37-8 37-8 17-3 32-3 32-3 40 0 63 18 63 18 23 18 23 49 23 49 0 21-12 36-12 36-12 14-35 20-35 20zM223 219h36v44h-36zM329 4h137v30h-105v63c8-3 16-4 16-4 7-1 15-1 15-1 43 0 68 23 68 23 25 24 25 64 25 64 0 43-26 66-26 66-25 23-73 23-73 23-16 0-33-3-33-3-16-3-35-8-35-8v-35c16 8 33 12 33 12 16 5 35 5 35 5 29 0 47-16 47-16 17-16 17-44 17-44 0-26-17-42-17-42-18-16-47-16-47-16-14 0-28 3-28 3-14 3-29 10-29 10z">
          <text:p/>
        </draw:path>
        <draw:path draw:style-name="gr2" draw:text-style-name="P2" draw:layer="layout" svg:width="0.494cm" svg:height="0.263cm" svg:x="18.547cm" svg:y="14.586cm" svg:viewBox="0 0 495 264" svg:d="M116 31l-88 137h88zM107 0h44v168h36v29h-36v62h-35v-62h-116v-33zM232 214h36v45h-36zM338 0h138v30h-106v63c8-3 15-4 15-4 8-1 16-1 16-1 44 0 69 23 69 23 25 24 25 64 25 64 0 43-26 66-26 66-26 23-74 23-74 23-16 0-33-3-33-3-17-3-35-8-35-8v-35c16 8 33 12 33 12 16 5 34 5 34 5 30 0 49-16 49-16 17-17 17-44 17-44 0-26-17-42-17-42-19-16-49-16-49-16-13 0-27 3-27 3-14 3-29 10-29 10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4.707cm" svg:y1="14.199cm" svg:x2="4.707cm" svg:y2="14.41cm">
          <text:p/>
        </draw:line>
        <draw:line draw:style-name="gr3" draw:text-style-name="P3" draw:layer="layout" svg:x1="6.724cm" svg:y1="14.199cm" svg:x2="6.724cm" svg:y2="14.41cm">
          <text:p/>
        </draw:line>
        <draw:line draw:style-name="gr3" draw:text-style-name="P3" draw:layer="layout" svg:x1="8.742cm" svg:y1="14.199cm" svg:x2="8.742cm" svg:y2="14.41cm">
          <text:p/>
        </draw:line>
        <draw:line draw:style-name="gr3" draw:text-style-name="P3" draw:layer="layout" svg:x1="10.759cm" svg:y1="14.199cm" svg:x2="10.759cm" svg:y2="14.41cm">
          <text:p/>
        </draw:line>
        <draw:line draw:style-name="gr3" draw:text-style-name="P3" draw:layer="layout" svg:x1="12.777cm" svg:y1="14.199cm" svg:x2="12.777cm" svg:y2="14.41cm">
          <text:p/>
        </draw:line>
        <draw:line draw:style-name="gr3" draw:text-style-name="P3" draw:layer="layout" svg:x1="14.794cm" svg:y1="14.199cm" svg:x2="14.794cm" svg:y2="14.41cm">
          <text:p/>
        </draw:line>
        <draw:line draw:style-name="gr3" draw:text-style-name="P3" draw:layer="layout" svg:x1="16.812cm" svg:y1="14.199cm" svg:x2="16.812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093cm" svg:y1="14.199cm" svg:x2="3.093cm" svg:y2="14.305cm">
          <text:p/>
        </draw:line>
        <draw:line draw:style-name="gr3" draw:text-style-name="P3" draw:layer="layout" svg:x1="3.496cm" svg:y1="14.199cm" svg:x2="3.496cm" svg:y2="14.305cm">
          <text:p/>
        </draw:line>
        <draw:line draw:style-name="gr3" draw:text-style-name="P3" draw:layer="layout" svg:x1="3.9cm" svg:y1="14.199cm" svg:x2="3.9cm" svg:y2="14.305cm">
          <text:p/>
        </draw:line>
        <draw:line draw:style-name="gr3" draw:text-style-name="P3" draw:layer="layout" svg:x1="4.303cm" svg:y1="14.199cm" svg:x2="4.303cm" svg:y2="14.305cm">
          <text:p/>
        </draw:line>
        <draw:line draw:style-name="gr3" draw:text-style-name="P3" draw:layer="layout" svg:x1="4.707cm" svg:y1="14.199cm" svg:x2="4.707cm" svg:y2="14.305cm">
          <text:p/>
        </draw:line>
        <draw:line draw:style-name="gr3" draw:text-style-name="P3" draw:layer="layout" svg:x1="5.11cm" svg:y1="14.199cm" svg:x2="5.11cm" svg:y2="14.305cm">
          <text:p/>
        </draw:line>
        <draw:line draw:style-name="gr3" draw:text-style-name="P3" draw:layer="layout" svg:x1="5.514cm" svg:y1="14.199cm" svg:x2="5.514cm" svg:y2="14.305cm">
          <text:p/>
        </draw:line>
        <draw:line draw:style-name="gr3" draw:text-style-name="P3" draw:layer="layout" svg:x1="5.917cm" svg:y1="14.199cm" svg:x2="5.917cm" svg:y2="14.305cm">
          <text:p/>
        </draw:line>
        <draw:line draw:style-name="gr3" draw:text-style-name="P3" draw:layer="layout" svg:x1="6.321cm" svg:y1="14.199cm" svg:x2="6.321cm" svg:y2="14.305cm">
          <text:p/>
        </draw:line>
        <draw:line draw:style-name="gr3" draw:text-style-name="P3" draw:layer="layout" svg:x1="6.724cm" svg:y1="14.199cm" svg:x2="6.724cm" svg:y2="14.305cm">
          <text:p/>
        </draw:line>
        <draw:line draw:style-name="gr3" draw:text-style-name="P3" draw:layer="layout" svg:x1="7.128cm" svg:y1="14.199cm" svg:x2="7.128cm" svg:y2="14.305cm">
          <text:p/>
        </draw:line>
        <draw:line draw:style-name="gr3" draw:text-style-name="P3" draw:layer="layout" svg:x1="7.531cm" svg:y1="14.199cm" svg:x2="7.531cm" svg:y2="14.305cm">
          <text:p/>
        </draw:line>
        <draw:line draw:style-name="gr3" draw:text-style-name="P3" draw:layer="layout" svg:x1="7.935cm" svg:y1="14.199cm" svg:x2="7.935cm" svg:y2="14.305cm">
          <text:p/>
        </draw:line>
        <draw:line draw:style-name="gr3" draw:text-style-name="P3" draw:layer="layout" svg:x1="8.338cm" svg:y1="14.199cm" svg:x2="8.338cm" svg:y2="14.305cm">
          <text:p/>
        </draw:line>
        <draw:line draw:style-name="gr3" draw:text-style-name="P3" draw:layer="layout" svg:x1="8.742cm" svg:y1="14.199cm" svg:x2="8.742cm" svg:y2="14.305cm">
          <text:p/>
        </draw:line>
        <draw:line draw:style-name="gr3" draw:text-style-name="P3" draw:layer="layout" svg:x1="9.145cm" svg:y1="14.199cm" svg:x2="9.145cm" svg:y2="14.305cm">
          <text:p/>
        </draw:line>
        <draw:line draw:style-name="gr3" draw:text-style-name="P3" draw:layer="layout" svg:x1="9.549cm" svg:y1="14.199cm" svg:x2="9.549cm" svg:y2="14.305cm">
          <text:p/>
        </draw:line>
        <draw:line draw:style-name="gr3" draw:text-style-name="P3" draw:layer="layout" svg:x1="9.952cm" svg:y1="14.199cm" svg:x2="9.952cm" svg:y2="14.305cm">
          <text:p/>
        </draw:line>
        <draw:line draw:style-name="gr3" draw:text-style-name="P3" draw:layer="layout" svg:x1="10.356cm" svg:y1="14.199cm" svg:x2="10.356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163cm" svg:y1="14.199cm" svg:x2="11.163cm" svg:y2="14.305cm">
          <text:p/>
        </draw:line>
        <draw:line draw:style-name="gr3" draw:text-style-name="P3" draw:layer="layout" svg:x1="11.566cm" svg:y1="14.199cm" svg:x2="11.566cm" svg:y2="14.305cm">
          <text:p/>
        </draw:line>
        <draw:line draw:style-name="gr3" draw:text-style-name="P3" draw:layer="layout" svg:x1="11.97cm" svg:y1="14.199cm" svg:x2="11.97cm" svg:y2="14.305cm">
          <text:p/>
        </draw:line>
        <draw:line draw:style-name="gr3" draw:text-style-name="P3" draw:layer="layout" svg:x1="12.373cm" svg:y1="14.199cm" svg:x2="12.373cm" svg:y2="14.305cm">
          <text:p/>
        </draw:line>
        <draw:line draw:style-name="gr3" draw:text-style-name="P3" draw:layer="layout" svg:x1="12.777cm" svg:y1="14.199cm" svg:x2="12.777cm" svg:y2="14.305cm">
          <text:p/>
        </draw:line>
        <draw:line draw:style-name="gr3" draw:text-style-name="P3" draw:layer="layout" svg:x1="13.18cm" svg:y1="14.199cm" svg:x2="13.18cm" svg:y2="14.305cm">
          <text:p/>
        </draw:line>
        <draw:line draw:style-name="gr3" draw:text-style-name="P3" draw:layer="layout" svg:x1="13.584cm" svg:y1="14.199cm" svg:x2="13.584cm" svg:y2="14.305cm">
          <text:p/>
        </draw:line>
        <draw:line draw:style-name="gr3" draw:text-style-name="P3" draw:layer="layout" svg:x1="13.987cm" svg:y1="14.199cm" svg:x2="13.987cm" svg:y2="14.305cm">
          <text:p/>
        </draw:line>
        <draw:line draw:style-name="gr3" draw:text-style-name="P3" draw:layer="layout" svg:x1="14.391cm" svg:y1="14.199cm" svg:x2="14.391cm" svg:y2="14.305cm">
          <text:p/>
        </draw:line>
        <draw:line draw:style-name="gr3" draw:text-style-name="P3" draw:layer="layout" svg:x1="14.794cm" svg:y1="14.199cm" svg:x2="14.794cm" svg:y2="14.305cm">
          <text:p/>
        </draw:line>
        <draw:line draw:style-name="gr3" draw:text-style-name="P3" draw:layer="layout" svg:x1="15.198cm" svg:y1="14.199cm" svg:x2="15.198cm" svg:y2="14.305cm">
          <text:p/>
        </draw:line>
        <draw:line draw:style-name="gr3" draw:text-style-name="P3" draw:layer="layout" svg:x1="15.601cm" svg:y1="14.199cm" svg:x2="15.601cm" svg:y2="14.305cm">
          <text:p/>
        </draw:line>
        <draw:line draw:style-name="gr3" draw:text-style-name="P3" draw:layer="layout" svg:x1="16.005cm" svg:y1="14.199cm" svg:x2="16.005cm" svg:y2="14.305cm">
          <text:p/>
        </draw:line>
        <draw:line draw:style-name="gr3" draw:text-style-name="P3" draw:layer="layout" svg:x1="16.408cm" svg:y1="14.199cm" svg:x2="16.408cm" svg:y2="14.305cm">
          <text:p/>
        </draw:line>
        <draw:line draw:style-name="gr3" draw:text-style-name="P3" draw:layer="layout" svg:x1="16.812cm" svg:y1="14.199cm" svg:x2="16.812cm" svg:y2="14.305cm">
          <text:p/>
        </draw:line>
        <draw:line draw:style-name="gr3" draw:text-style-name="P3" draw:layer="layout" svg:x1="17.215cm" svg:y1="14.199cm" svg:x2="17.215cm" svg:y2="14.305cm">
          <text:p/>
        </draw:line>
        <draw:line draw:style-name="gr3" draw:text-style-name="P3" draw:layer="layout" svg:x1="17.619cm" svg:y1="14.199cm" svg:x2="17.619cm" svg:y2="14.305cm">
          <text:p/>
        </draw:line>
        <draw:line draw:style-name="gr3" draw:text-style-name="P3" draw:layer="layout" svg:x1="18.022cm" svg:y1="14.199cm" svg:x2="18.022cm" svg:y2="14.305cm">
          <text:p/>
        </draw:line>
        <draw:line draw:style-name="gr3" draw:text-style-name="P3" draw:layer="layout" svg:x1="18.426cm" svg:y1="14.199cm" svg:x2="18.426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78cm" svg:height="0.267cm" svg:x="2.09cm" svg:y="14.035cm" svg:viewBox="0 0 179 268" svg:d="M88 28c-26 0-40 26-40 26-13 27-13 80-13 80 0 52 13 80 13 80 14 26 40 26 40 26 28 0 42-26 42-26 14-28 14-80 14-80 0-53-14-80-14-80-14-26-42-26-42-26zM88 0c44 0 68 34 68 34 23 34 23 100 23 100 0 66-23 100-23 100-24 34-68 34-68 34-43 0-65-34-65-34-23-34-23-100-23-100 0-66 23-100 23-100 22-34 65-34 65-34z">
          <text:p/>
        </draw:path>
        <draw:path draw:style-name="gr2" draw:text-style-name="P2" draw:layer="layout" svg:width="0.163cm" svg:height="0.262cm" svg:x="2.125cm" svg:y="9.978cm" svg:viewBox="0 0 164 263" svg:d="M42 234h122v29h-164v-29c20-21 54-55 54-55 35-35 44-45 44-45 17-19 23-32 23-32 7-13 7-25 7-25 0-22-15-35-15-35-14-13-38-13-38-13-17 0-34 6-34 6-18 6-39 18-39 18v-36c21-8 39-12 39-12 18-5 33-5 33-5 41 0 65 20 65 20 24 20 24 54 24 54 0 16-6 31-6 31-6 14-22 33-22 33-4 5-27 29-27 29-23 24-66 67-66 67z">
          <text:p/>
        </draw:path>
        <draw:path draw:style-name="gr2" draw:text-style-name="P2" draw:layer="layout" svg:width="0.187cm" svg:height="0.257cm" svg:x="2.09cm" svg:y="5.926cm" svg:viewBox="0 0 188 258" svg:d="M117 30l-89 138h89zM108 0h44v168h36v29h-36v61h-35v-61h-117v-33z">
          <text:p/>
        </draw:path>
        <draw:path draw:style-name="gr2" draw:text-style-name="P2" draw:layer="layout" svg:width="0.177cm" svg:height="0.267cm" svg:x="2.09cm" svg:y="1.864cm" svg:viewBox="0 0 178 268" svg:d="M91 120c-23 0-37 17-37 17-14 16-14 43-14 43 0 29 14 45 14 45 14 16 37 16 37 16 24 0 38-16 38-16 14-16 14-45 14-45 0-27-14-43-14-43-14-17-38-17-38-17zM162 11v31c-14-6-27-9-27-9-15-3-27-3-27-3-35 0-53 23-53 23-18 23-21 70-21 70 10-15 26-23 26-23 15-8 33-8 33-8 40 0 63 24 63 24 22 24 22 64 22 64 0 40-23 64-23 64-24 24-64 24-64 24-44 0-68-34-68-34-23-34-23-99-23-99 0-62 29-98 29-98 29-37 77-37 77-37 13 0 28 3 28 3 13 2 28 8 28 8z">
          <text:p/>
        </draw:path>
        <draw:polygon draw:style-name="gr2" draw:text-style-name="P2" draw:layer="layout" svg:width="0.153cm" svg:height="0.257cm" svg:x="2.125cm" svg:y="12.011cm" svg:viewBox="0 0 154 258" draw:points="5,229 62,229 62,32 0,44 0,13 62,0 97,0 97,229 154,229 154,258 5,258">
          <text:p/>
        </draw:polygon>
        <draw:path draw:style-name="gr2" draw:text-style-name="P2" draw:layer="layout" svg:width="0.169cm" svg:height="0.267cm" svg:x="2.125cm" svg:y="7.95cm" svg:viewBox="0 0 170 268" svg:d="M116 123c25 5 39 22 39 22 15 17 15 43 15 43 0 38-27 59-27 59-26 21-75 21-75 21-16 0-33-4-33-4-17-3-35-9-35-9v-34c14 8 32 13 32 13 17 4 36 4 36 4 32 0 49-13 49-13 17-13 17-37 17-37 0-23-16-37-16-37-15-12-44-12-44-12h-30v-29h32c25 0 39-11 39-11 13-10 13-29 13-29 0-20-14-30-14-30-14-11-40-11-40-11-14 0-30 3-30 3-17 3-36 10-36 10v-31c20-6 37-9 37-9 17-2 32-2 32-2 40 0 63 18 63 18 24 18 24 48 24 48 0 22-13 37-13 37-12 14-35 20-35 20z">
          <text:p/>
        </draw:path>
        <draw:path draw:style-name="gr2" draw:text-style-name="P2" draw:layer="layout" svg:width="0.166cm" svg:height="0.263cm" svg:x="2.125cm" svg:y="3.897cm" svg:viewBox="0 0 167 264" svg:d="M11 0h138v30h-106v63c8-3 15-4 15-4 8-1 15-1 15-1 44 0 69 23 69 23 25 24 25 65 25 65 0 42-25 65-25 65-27 23-74 23-74 23-16 0-33-3-33-3-17-3-35-8-35-8v-35c16 8 33 12 33 12 16 4 34 4 34 4 30 0 47-15 47-15 19-16 19-43 19-43 0-28-19-43-19-43-17-16-47-16-47-16-14 0-28 3-28 3-14 3-28 10-28 10z">
          <text:p/>
        </draw:path>
        <draw:path draw:style-name="gr2" draw:text-style-name="P2" draw:layer="layout" svg:width="0.488cm" svg:height="0.267cm" svg:x="1.807cm" svg:y="13.021cm" svg:viewBox="0 0 489 268" svg:d="M89 27c-26 0-40 27-40 27-13 26-13 79-13 79 0 54 13 81 13 81 14 26 40 26 40 26 28 0 41-26 41-26 14-27 14-81 14-81 0-53-14-79-14-79-13-27-41-27-41-27zM89 0c44 0 67 34 67 34 23 34 23 99 23 99 0 66-23 101-23 101-23 34-67 34-67 34-43 0-66-34-66-34-23-35-23-101-23-101 0-65 23-99 23-99 23-34 66-34 66-34zM226 219h37v44h-37zM333 4h138v30h-106v63c8-3 15-4 15-4 8-1 16-1 16-1 43 0 68 23 68 23 25 24 25 65 25 65 0 42-25 65-25 65-26 23-73 23-73 23-17 0-34-3-34-3-17-3-35-8-35-8v-35c16 8 32 12 32 12 17 4 36 4 36 4 30 0 47-15 47-15 18-16 18-43 18-43 0-26-18-43-18-43-17-16-47-16-47-16-15 0-29 3-29 3-14 3-28 10-28 10z">
          <text:p/>
        </draw:path>
        <draw:path draw:style-name="gr2" draw:text-style-name="P2" draw:layer="layout" svg:width="0.473cm" svg:height="0.262cm" svg:x="1.807cm" svg:y="10.997cm" svg:viewBox="0 0 474 263" svg:d="M5 229h58v-197l-63 12v-31l62-13h35v229h57v29h-149zM211 215h36v43h-36zM318 0h137v30h-105v62c8-2 16-3 16-3 7-2 15-2 15-2 43 0 68 24 68 24 25 23 25 65 25 65 0 41-26 64-26 64-25 23-73 23-73 23-16 0-33-3-33-3-16-2-36-8-36-8v-35c17 9 34 13 34 13 16 4 35 4 35 4 29 0 47-16 47-16 17-15 17-42 17-42 0-27-17-44-17-44-18-15-47-15-47-15-14 0-28 3-28 3-14 3-29 9-29 9z">
          <text:p/>
        </draw:path>
        <draw:path draw:style-name="gr2" draw:text-style-name="P2" draw:layer="layout" svg:width="0.486cm" svg:height="0.267cm" svg:x="1.807cm" svg:y="8.964cm" svg:viewBox="0 0 487 268" svg:d="M42 234h122v29h-164v-29c20-22 55-57 55-57 34-34 43-44 43-44 16-19 23-32 23-32 6-13 6-26 6-26 0-20-14-33-14-33-14-13-38-13-38-13-16 0-34 6-34 6-18 6-39 17-39 17v-35c21-8 39-13 39-13 18-4 34-4 34-4 40 0 64 20 64 20 24 20 24 53 24 53 0 16-7 30-7 30-6 14-21 34-21 34-4 5-28 29-28 29-23 24-65 68-65 68zM224 219h36v44h-36zM330 4h138v30h-106v63c8-3 16-4 16-4 8-1 15-1 15-1 43 0 68 23 68 23 26 24 26 64 26 64 0 43-26 66-26 66-26 23-73 23-73 23-17 0-34-3-34-3-17-3-35-8-35-8v-35c16 8 33 12 33 12 16 5 35 5 35 5 30 0 47-16 47-16 18-17 18-44 18-44 0-26-18-42-18-42-17-16-47-16-47-16-14 0-28 3-28 3-15 3-29 10-29 10z">
          <text:p/>
        </draw:path>
        <draw:path draw:style-name="gr2" draw:text-style-name="P2" draw:layer="layout" svg:width="0.484cm" svg:height="0.267cm" svg:x="1.807cm" svg:y="6.935cm" svg:viewBox="0 0 485 268" svg:d="M117 124c25 6 39 23 39 23 14 17 14 41 14 41 0 38-26 59-26 59-27 21-75 21-75 21-16 0-33-3-33-3-17-3-36-9-36-9v-34c15 8 32 13 32 13 18 4 36 4 36 4 33 0 50-13 50-13 17-13 17-38 17-38 0-22-16-35-16-35-16-13-44-13-44-13h-30v-29h31c26 0 39-11 39-11 14-10 14-30 14-30 0-19-14-30-14-30-14-10-40-10-40-10-14 0-31 3-31 3-17 3-36 9-36 9v-30c20-6 37-9 37-9 18-3 33-3 33-3 39 0 62 18 62 18 24 18 24 49 24 49 0 22-12 36-12 36-13 16-35 21-35 21zM223 220h36v43h-36zM329 5h138v30h-106v62c9-2 16-3 16-3 8-1 15-1 15-1 43 0 68 24 68 24 25 23 25 64 25 64 0 42-25 64-25 64-26 23-73 23-73 23-16 0-34-2-34-2-17-3-35-9-35-9v-34c16 8 33 12 33 12 17 4 35 4 35 4 30 0 47-16 47-16 18-15 18-42 18-42 0-27-18-43-18-43-17-15-47-15-47-15-14 0-29 3-29 3-14 3-28 9-28 9z">
          <text:p/>
        </draw:path>
        <draw:path draw:style-name="gr2" draw:text-style-name="P2" draw:layer="layout" svg:width="0.494cm" svg:height="0.263cm" svg:x="1.807cm" svg:y="4.911cm" svg:viewBox="0 0 495 264" svg:d="M117 31l-88 137h88zM107 0h45v168h36v29h-36v62h-35v-62h-117v-33zM233 215h36v44h-36zM339 0h138v30h-106v63c8-3 15-4 15-4 8-1 15-1 15-1 44 0 69 23 69 23 25 24 25 64 25 64 0 43-25 66-25 66-26 23-74 23-74 23-16 0-33-3-33-3-17-3-35-8-35-8v-35c16 8 32 12 32 12 17 5 35 5 35 5 31 0 48-16 48-16 18-16 18-44 18-44 0-26-18-42-18-42-17-16-48-16-48-16-14 0-28 3-28 3-14 3-28 10-28 10z">
          <text:p/>
        </draw:path>
        <draw:path draw:style-name="gr2" draw:text-style-name="P2" draw:layer="layout" svg:width="0.484cm" svg:height="0.262cm" svg:x="1.807cm" svg:y="2.883cm" svg:viewBox="0 0 485 263" svg:d="M12 0h136v30h-105v63c8-3 16-4 16-4 7-1 15-1 15-1 43 0 68 23 68 23 25 24 25 65 25 65 0 42-26 64-26 64-25 23-73 23-73 23-16 0-33-2-33-2-16-3-35-9-35-9v-34c16 8 33 12 33 12 17 4 35 4 35 4 30 0 47-16 47-16 17-15 17-42 17-42 0-27-17-42-17-42-17-17-47-17-47-17-14 0-28 3-28 3-14 3-28 9-28 9zM223 215h36v43h-36zM329 0h138v30h-106v63c9-3 16-4 16-4 8-1 15-1 15-1 43 0 68 23 68 23 25 24 25 65 25 65 0 42-25 64-25 64-26 23-73 23-73 23-16 0-34-2-34-2-17-3-35-9-35-9v-34c16 8 33 12 33 12 17 4 35 4 35 4 30 0 47-16 47-16 18-15 18-42 18-42 0-27-18-42-18-42-17-17-47-17-47-17-14 0-29 3-29 3-14 3-28 9-28 9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3.185cm" svg:x2="2.478cm" svg:y2="13.185cm">
          <text:p/>
        </draw:line>
        <draw:line draw:style-name="gr3" draw:text-style-name="P3" draw:layer="layout" svg:x1="2.689cm" svg:y1="12.17cm" svg:x2="2.478cm" svg:y2="12.1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10.142cm" svg:x2="2.478cm" svg:y2="10.142cm">
          <text:p/>
        </draw:line>
        <draw:line draw:style-name="gr3" draw:text-style-name="P3" draw:layer="layout" svg:x1="2.689cm" svg:y1="9.128cm" svg:x2="2.478cm" svg:y2="9.128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7.099cm" svg:x2="2.478cm" svg:y2="7.099cm">
          <text:p/>
        </draw:line>
        <draw:line draw:style-name="gr3" draw:text-style-name="P3" draw:layer="layout" svg:x1="2.689cm" svg:y1="6.085cm" svg:x2="2.478cm" svg:y2="6.085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4.056cm" svg:x2="2.478cm" svg:y2="4.056cm">
          <text:p/>
        </draw:line>
        <draw:line draw:style-name="gr3" draw:text-style-name="P3" draw:layer="layout" svg:x1="2.689cm" svg:y1="3.042cm" svg:x2="2.478cm" svg:y2="3.042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307cm" svg:y="8.067cm" svg:viewBox="0 0 267 189" svg:d="M212 85c34 14 45 27 45 27 10 13 10 34 10 34v25h-26v-18c0-14-6-21-6-21-6-7-29-16-29-16l-15-6-191 79v-34l151-60-151-62v-33z">
          <text:p/>
        </draw:path>
        <draw:line draw:style-name="gr4" draw:text-style-name="P3" draw:layer="layout" svg:x1="4.707cm" svg:y1="14.199cm" svg:x2="8.742cm" svg:y2="14.199cm">
          <text:p/>
        </draw:line>
        <draw:line draw:style-name="gr4" draw:text-style-name="P3" draw:layer="layout" svg:x1="8.743cm" svg:y1="14.2cm" svg:x2="6.724cm" svg:y2="10.142cm">
          <text:p/>
        </draw:line>
        <draw:line draw:style-name="gr4" draw:text-style-name="P3" draw:layer="layout" svg:x1="6.725cm" svg:y1="10.142cm" svg:x2="4.707cm" svg:y2="14.2cm">
          <text:p/>
        </draw:line>
        <draw:line draw:style-name="gr4" draw:text-style-name="P3" draw:layer="layout" svg:x1="8.742cm" svg:y1="14.2cm" svg:x2="10.76cm" svg:y2="11.156cm">
          <text:p/>
        </draw:line>
        <draw:line draw:style-name="gr4" draw:text-style-name="P3" draw:layer="layout" svg:x1="10.76cm" svg:y1="11.157cm" svg:x2="6.724cm" svg:y2="10.142cm">
          <text:p/>
        </draw:line>
        <draw:line draw:style-name="gr4" draw:text-style-name="P3" draw:layer="layout" svg:x1="6.724cm" svg:y1="10.142cm" svg:x2="8.743cm" svg:y2="14.2cm">
          <text:p/>
        </draw:line>
        <draw:line draw:style-name="gr4" draw:text-style-name="P3" draw:layer="layout" svg:x1="8.742cm" svg:y1="14.199cm" svg:x2="12.777cm" svg:y2="14.199cm">
          <text:p/>
        </draw:line>
        <draw:line draw:style-name="gr4" draw:text-style-name="P3" draw:layer="layout" svg:x1="12.778cm" svg:y1="14.2cm" svg:x2="10.759cm" svg:y2="11.156cm">
          <text:p/>
        </draw:line>
        <draw:line draw:style-name="gr4" draw:text-style-name="P3" draw:layer="layout" svg:x1="10.76cm" svg:y1="11.156cm" svg:x2="8.742cm" svg:y2="14.2cm">
          <text:p/>
        </draw:line>
        <draw:line draw:style-name="gr4" draw:text-style-name="P3" draw:layer="layout" svg:x1="12.777cm" svg:y1="14.199cm" svg:x2="12.777cm" svg:y2="8.113cm">
          <text:p/>
        </draw:line>
        <draw:line draw:style-name="gr4" draw:text-style-name="P3" draw:layer="layout" svg:x1="12.778cm" svg:y1="8.113cm" svg:x2="10.759cm" svg:y2="11.157cm">
          <text:p/>
        </draw:line>
        <draw:line draw:style-name="gr4" draw:text-style-name="P3" draw:layer="layout" svg:x1="10.759cm" svg:y1="11.156cm" svg:x2="12.778cm" svg:y2="14.2cm">
          <text:p/>
        </draw:line>
        <draw:line draw:style-name="gr4" draw:text-style-name="P3" draw:layer="layout" svg:x1="12.777cm" svg:y1="14.2cm" svg:x2="16.813cm" svg:y2="13.185cm">
          <text:p/>
        </draw:line>
        <draw:line draw:style-name="gr4" draw:text-style-name="P3" draw:layer="layout" svg:x1="16.812cm" svg:y1="13.185cm" svg:x2="16.812cm" svg:y2="10.142cm">
          <text:p/>
        </draw:line>
        <draw:line draw:style-name="gr4" draw:text-style-name="P3" draw:layer="layout" svg:x1="16.813cm" svg:y1="10.142cm" svg:x2="12.777cm" svg:y2="14.2cm">
          <text:p/>
        </draw:line>
        <draw:line draw:style-name="gr4" draw:text-style-name="P3" draw:layer="layout" svg:x1="12.777cm" svg:y1="14.2cm" svg:x2="16.813cm" svg:y2="10.142cm">
          <text:p/>
        </draw:line>
        <draw:line draw:style-name="gr4" draw:text-style-name="P3" draw:layer="layout" svg:x1="16.813cm" svg:y1="10.143cm" svg:x2="12.777cm" svg:y2="8.113cm">
          <text:p/>
        </draw:line>
        <draw:line draw:style-name="gr4" draw:text-style-name="P3" draw:layer="layout" svg:x1="12.777cm" svg:y1="8.113cm" svg:x2="12.777cm" svg:y2="14.199cm">
          <text:p/>
        </draw:line>
        <draw:line draw:style-name="gr4" draw:text-style-name="P3" draw:layer="layout" svg:x1="16.813cm" svg:y1="10.143cm" svg:x2="12.777cm" svg:y2="4.056cm">
          <text:p/>
        </draw:line>
        <draw:line draw:style-name="gr4" draw:text-style-name="P3" draw:layer="layout" svg:x1="12.777cm" svg:y1="4.056cm" svg:x2="12.777cm" svg:y2="8.113cm">
          <text:p/>
        </draw:line>
        <draw:line draw:style-name="gr4" draw:text-style-name="P3" draw:layer="layout" svg:x1="12.777cm" svg:y1="8.113cm" svg:x2="16.813cm" svg:y2="10.143cm">
          <text:p/>
        </draw:line>
        <draw:line draw:style-name="gr4" draw:text-style-name="P3" draw:layer="layout" svg:x1="12.778cm" svg:y1="4.056cm" svg:x2="8.742cm" svg:y2="6.086cm">
          <text:p/>
        </draw:line>
        <draw:line draw:style-name="gr4" draw:text-style-name="P3" draw:layer="layout" svg:x1="8.742cm" svg:y1="6.085cm" svg:x2="12.778cm" svg:y2="8.114cm">
          <text:p/>
        </draw:line>
        <draw:line draw:style-name="gr4" draw:text-style-name="P3" draw:layer="layout" svg:x1="12.777cm" svg:y1="8.113cm" svg:x2="12.777cm" svg:y2="4.056cm">
          <text:p/>
        </draw:line>
        <draw:line draw:style-name="gr4" draw:text-style-name="P3" draw:layer="layout" svg:x1="8.743cm" svg:y1="6.085cm" svg:x2="6.724cm" svg:y2="10.143cm">
          <text:p/>
        </draw:line>
        <draw:line draw:style-name="gr4" draw:text-style-name="P3" draw:layer="layout" svg:x1="6.724cm" svg:y1="10.143cm" svg:x2="12.778cm" svg:y2="8.113cm">
          <text:p/>
        </draw:line>
        <draw:line draw:style-name="gr4" draw:text-style-name="P3" draw:layer="layout" svg:x1="12.778cm" svg:y1="8.114cm" svg:x2="8.742cm" svg:y2="6.085cm">
          <text:p/>
        </draw:line>
        <draw:line draw:style-name="gr4" draw:text-style-name="P3" draw:layer="layout" svg:x1="6.724cm" svg:y1="10.142cm" svg:x2="10.76cm" svg:y2="11.157cm">
          <text:p/>
        </draw:line>
        <draw:line draw:style-name="gr4" draw:text-style-name="P3" draw:layer="layout" svg:x1="10.759cm" svg:y1="11.157cm" svg:x2="12.778cm" svg:y2="8.113cm">
          <text:p/>
        </draw:line>
        <draw:line draw:style-name="gr4" draw:text-style-name="P3" draw:layer="layout" svg:x1="12.778cm" svg:y1="8.113cm" svg:x2="6.724cm" svg:y2="10.143cm">
          <text:p/>
        </draw:line>
        <draw:line draw:style-name="gr4" draw:text-style-name="P3" draw:layer="layout" svg:x1="6.724cm" svg:y1="10.143cm" svg:x2="8.743cm" svg:y2="6.085cm">
          <text:p/>
        </draw:line>
        <draw:line draw:style-name="gr4" draw:text-style-name="P3" draw:layer="layout" svg:x1="8.743cm" svg:y1="6.085cm" svg:x2="4.707cm" svg:y2="8.114cm">
          <text:p/>
        </draw:line>
        <draw:line draw:style-name="gr4" draw:text-style-name="P3" draw:layer="layout" svg:x1="4.707cm" svg:y1="8.113cm" svg:x2="6.725cm" svg:y2="10.143cm">
          <text:p/>
        </draw:line>
        <draw:line draw:style-name="gr4" draw:text-style-name="P3" draw:layer="layout" svg:x1="4.707cm" svg:y1="14.2cm" svg:x2="6.725cm" svg:y2="10.142cm">
          <text:p/>
        </draw:line>
        <draw:line draw:style-name="gr4" draw:text-style-name="P3" draw:layer="layout" svg:x1="6.725cm" svg:y1="10.143cm" svg:x2="4.707cm" svg:y2="8.113cm">
          <text:p/>
        </draw:line>
        <draw:line draw:style-name="gr4" draw:text-style-name="P3" draw:layer="layout" svg:x1="4.707cm" svg:y1="8.113cm" svg:x2="4.707cm" svg:y2="14.199cm">
          <text:p/>
        </draw:line>
        <draw:line draw:style-name="gr5" draw:text-style-name="P3" draw:layer="layout" svg:x1="6.724cm" svg:y1="13.185cm" svg:x2="8.742cm" svg:y2="13.185cm">
          <text:p/>
        </draw:line>
        <draw:line draw:style-name="gr5" draw:text-style-name="P3" draw:layer="layout" svg:x1="8.742cm" svg:y1="13.185cm" svg:x2="8.742cm" svg:y2="11.156cm">
          <text:p/>
        </draw:line>
        <draw:line draw:style-name="gr5" draw:text-style-name="P3" draw:layer="layout" svg:x1="8.742cm" svg:y1="11.156cm" svg:x2="6.724cm" svg:y2="11.156cm">
          <text:p/>
        </draw:line>
        <draw:line draw:style-name="gr5" draw:text-style-name="P3" draw:layer="layout" svg:x1="6.724cm" svg:y1="11.156cm" svg:x2="6.724cm" svg:y2="13.185cm">
          <text:p/>
        </draw:line>
        <draw:line draw:style-name="gr5" draw:text-style-name="P3" draw:layer="layout" svg:x1="8.742cm" svg:y1="13.185cm" svg:x2="12.777cm" svg:y2="13.185cm">
          <text:p/>
        </draw:line>
        <draw:line draw:style-name="gr5" draw:text-style-name="P3" draw:layer="layout" svg:x1="12.777cm" svg:y1="13.185cm" svg:x2="12.777cm" svg:y2="11.156cm">
          <text:p/>
        </draw:line>
        <draw:line draw:style-name="gr5" draw:text-style-name="P3" draw:layer="layout" svg:x1="12.777cm" svg:y1="11.156cm" svg:x2="8.742cm" svg:y2="11.156cm">
          <text:p/>
        </draw:line>
        <draw:line draw:style-name="gr5" draw:text-style-name="P3" draw:layer="layout" svg:x1="8.742cm" svg:y1="11.156cm" svg:x2="8.742cm" svg:y2="13.185cm">
          <text:p/>
        </draw:line>
        <draw:line draw:style-name="gr5" draw:text-style-name="P3" draw:layer="layout" svg:x1="12.777cm" svg:y1="13.185cm" svg:x2="14.794cm" svg:y2="13.185cm">
          <text:p/>
        </draw:line>
        <draw:line draw:style-name="gr5" draw:text-style-name="P3" draw:layer="layout" svg:x1="14.794cm" svg:y1="13.185cm" svg:x2="14.794cm" svg:y2="11.156cm">
          <text:p/>
        </draw:line>
        <draw:line draw:style-name="gr5" draw:text-style-name="P3" draw:layer="layout" svg:x1="14.794cm" svg:y1="11.156cm" svg:x2="12.777cm" svg:y2="11.156cm">
          <text:p/>
        </draw:line>
        <draw:line draw:style-name="gr5" draw:text-style-name="P3" draw:layer="layout" svg:x1="12.777cm" svg:y1="11.156cm" svg:x2="12.777cm" svg:y2="13.185cm">
          <text:p/>
        </draw:line>
        <draw:line draw:style-name="gr5" draw:text-style-name="P3" draw:layer="layout" svg:x1="8.742cm" svg:y1="11.156cm" svg:x2="14.794cm" svg:y2="11.156cm">
          <text:p/>
        </draw:line>
        <draw:line draw:style-name="gr5" draw:text-style-name="P3" draw:layer="layout" svg:x1="14.794cm" svg:y1="11.156cm" svg:x2="14.794cm" svg:y2="10.142cm">
          <text:p/>
        </draw:line>
        <draw:line draw:style-name="gr5" draw:text-style-name="P3" draw:layer="layout" svg:x1="14.794cm" svg:y1="10.142cm" svg:x2="8.742cm" svg:y2="10.142cm">
          <text:p/>
        </draw:line>
        <draw:line draw:style-name="gr5" draw:text-style-name="P3" draw:layer="layout" svg:x1="8.742cm" svg:y1="10.142cm" svg:x2="8.742cm" svg:y2="11.156cm">
          <text:p/>
        </draw:line>
        <draw:line draw:style-name="gr5" draw:text-style-name="P3" draw:layer="layout" svg:x1="10.759cm" svg:y1="10.142cm" svg:x2="14.794cm" svg:y2="10.142cm">
          <text:p/>
        </draw:line>
        <draw:line draw:style-name="gr5" draw:text-style-name="P3" draw:layer="layout" svg:x1="14.794cm" svg:y1="10.142cm" svg:x2="14.794cm" svg:y2="8.113cm">
          <text:p/>
        </draw:line>
        <draw:line draw:style-name="gr5" draw:text-style-name="P3" draw:layer="layout" svg:x1="14.794cm" svg:y1="8.113cm" svg:x2="10.759cm" svg:y2="8.113cm">
          <text:p/>
        </draw:line>
        <draw:line draw:style-name="gr5" draw:text-style-name="P3" draw:layer="layout" svg:x1="10.759cm" svg:y1="8.113cm" svg:x2="10.759cm" svg:y2="10.142cm">
          <text:p/>
        </draw:line>
        <draw:line draw:style-name="gr5" draw:text-style-name="P3" draw:layer="layout" svg:x1="8.742cm" svg:y1="10.142cm" svg:x2="10.759cm" svg:y2="10.142cm">
          <text:p/>
        </draw:line>
        <draw:line draw:style-name="gr5" draw:text-style-name="P3" draw:layer="layout" svg:x1="10.759cm" svg:y1="10.142cm" svg:x2="10.759cm" svg:y2="8.113cm">
          <text:p/>
        </draw:line>
        <draw:line draw:style-name="gr5" draw:text-style-name="P3" draw:layer="layout" svg:x1="10.759cm" svg:y1="8.113cm" svg:x2="8.742cm" svg:y2="8.113cm">
          <text:p/>
        </draw:line>
        <draw:line draw:style-name="gr5" draw:text-style-name="P3" draw:layer="layout" svg:x1="8.742cm" svg:y1="8.113cm" svg:x2="8.742cm" svg:y2="10.142cm">
          <text:p/>
        </draw:line>
        <draw:line draw:style-name="gr5" draw:text-style-name="P3" draw:layer="layout" svg:x1="6.724cm" svg:y1="11.156cm" svg:x2="8.742cm" svg:y2="11.156cm">
          <text:p/>
        </draw:line>
        <draw:line draw:style-name="gr5" draw:text-style-name="P3" draw:layer="layout" svg:x1="8.742cm" svg:y1="11.156cm" svg:x2="8.742cm" svg:y2="8.113cm">
          <text:p/>
        </draw:line>
        <draw:line draw:style-name="gr5" draw:text-style-name="P3" draw:layer="layout" svg:x1="8.742cm" svg:y1="8.113cm" svg:x2="6.724cm" svg:y2="8.113cm">
          <text:p/>
        </draw:line>
        <draw:line draw:style-name="gr5" draw:text-style-name="P3" draw:layer="layout" svg:x1="6.724cm" svg:y1="8.113cm" svg:x2="6.724cm" svg:y2="11.156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6" draw:text-style-name="P4" draw:layer="layout" svg:width="0.3cm" svg:height="0.3cm" svg:x="6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6.6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6.6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8.6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8.604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8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8.6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0.607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0.60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4.609cm" svg:y="8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4.6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4.611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4.612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2.613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2.614cm" svg:y="11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4.5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6.6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4.6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8.606cm" svg:y="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2.607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0.6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2.608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6.709cm" svg:y="10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6.7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2.611cm" svg:y="1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cm" svg:height="0.3cm" svg:x="8.612cm" svg:y="1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5:37:35.445395417</dc:date>
    <meta:editing-duration>PT9M56S</meta:editing-duration>
    <meta:editing-cycles>2</meta:editing-cycles>
    <meta:generator>LibreOffice/5.1.4.2$Linux_X86_64 LibreOffice_project/10m0$Build-2</meta:generator>
    <meta:document-statistic meta:object-count="197"/>
  </office:meta>
</office:document-meta>
</file>